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770de" officeooo:paragraph-rsid="001770de"/>
    </style:style>
    <style:style style:name="P2" style:family="paragraph" style:parent-style-name="Standard">
      <style:paragraph-properties fo:text-align="center" style:justify-single-word="false"/>
      <style:text-properties officeooo:rsid="001770de" officeooo:paragraph-rsid="001770de"/>
    </style:style>
    <style:style style:name="P3" style:family="paragraph" style:parent-style-name="Standard">
      <style:paragraph-properties fo:text-align="center" style:justify-single-word="false"/>
      <style:text-properties style:text-underline-style="none" officeooo:rsid="001770de" officeooo:paragraph-rsid="001770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770de" officeooo:paragraph-rsid="001770d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Relazione SO 2024/25</text:p>
        <text:p text:style-name="MP1">Ufficio delle Poste</text:p>
        <text:p text:style-name="MP1"/>
        <text:p text:style-name="MP1"/>
        <text:p text:style-name="MP1">Ismael Wenyam Arnaud</text:p>
        <text:p text:style-name="MP1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5:58:06.439916301</meta:creation-date>
    <dc:date>2025-01-22T16:07:51.510049123</dc:date>
    <meta:editing-duration>PT9M47S</meta:editing-duration>
    <meta:editing-cycles>1</meta:editing-cycles>
    <meta:document-statistic meta:table-count="0" meta:image-count="0" meta:object-count="0" meta:page-count="1" meta:paragraph-count="3" meta:word-count="9" meta:character-count="59" meta:non-whitespace-character-count="53"/>
    <meta:generator>LibreOffice/24.2.5.2$Linux_X86_64 LibreOffice_project/420$Build-2</meta:generator>
  </office:meta>
</office:document-meta>
</file>